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270">
            <text:p>GU-1270</text:p>
          </table:table-cell>
          <table:table-cell office:value-type="float" office:value="53.41">
            <text:p>53.41</text:p>
          </table:table-cell>
          <table:table-cell office:value-type="float" office:value="-3.15">
            <text:p>-3.15</text:p>
          </table:table-cell>
          <table:table-cell office:value-type="float" office:value="2750.0">
            <text:p>27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0A">
            <text:p>HV-2680A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6750.0">
            <text:p>6750.0</text:p>
          </table:table-cell>
          <table:table-cell office:value-type="float" office:value="175.0">
            <text:p>1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8">
            <text:p>-4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7">
            <text:p>HV-12537</text:p>
          </table:table-cell>
          <table:table-cell office:value-type="float" office:value="53.56">
            <text:p>53.56</text:p>
          </table:table-cell>
          <table:table-cell office:value-type="float" office:value="-3.01">
            <text:p>-3.01</text:p>
          </table:table-cell>
          <table:table-cell office:value-type="float" office:value="7015.0">
            <text:p>701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79">
            <text:p>HV-2679</text:p>
          </table:table-cell>
          <table:table-cell office:value-type="float" office:value="53.52">
            <text:p>53.52</text:p>
          </table:table-cell>
          <table:table-cell office:value-type="float" office:value="-3.06">
            <text:p>-3.06</text:p>
          </table:table-cell>
          <table:table-cell office:value-type="float" office:value="4545.0">
            <text:p>4545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9">
            <text:p>-1.1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9">
            <text:p>HV-12539</text:p>
          </table:table-cell>
          <table:table-cell office:value-type="float" office:value="53.56">
            <text:p>53.56</text:p>
          </table:table-cell>
          <table:table-cell office:value-type="float" office:value="-3.02">
            <text:p>-3.02</text:p>
          </table:table-cell>
          <table:table-cell office:value-type="float" office:value="6840.0">
            <text:p>684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935">
            <text:p>HV-3935</text:p>
          </table:table-cell>
          <table:table-cell office:value-type="float" office:value="53.57">
            <text:p>53.57</text:p>
          </table:table-cell>
          <table:table-cell office:value-type="float" office:value="-3.0">
            <text:p>-3.0</text:p>
          </table:table-cell>
          <table:table-cell office:value-type="float" office:value="6760.0">
            <text:p>6760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936">
            <text:p>HV-3936</text:p>
          </table:table-cell>
          <table:table-cell office:value-type="float" office:value="53.57">
            <text:p>53.57</text:p>
          </table:table-cell>
          <table:table-cell office:value-type="float" office:value="-3.0">
            <text:p>-3.0</text:p>
          </table:table-cell>
          <table:table-cell office:value-type="float" office:value="6980.0">
            <text:p>698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4705">
            <text:p>HV-4705</text:p>
          </table:table-cell>
          <table:table-cell office:value-type="float" office:value="53.57">
            <text:p>53.57</text:p>
          </table:table-cell>
          <table:table-cell office:value-type="float" office:value="-3.04">
            <text:p>-3.04</text:p>
          </table:table-cell>
          <table:table-cell office:value-type="float" office:value="4090.0">
            <text:p>4090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8,ShennanEtal2018">
            <text:p>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0">
            <text:p>SRR-4510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2825.0">
            <text:p>282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1">
            <text:p>SRR-4511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4525.0">
            <text:p>45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3">
            <text:p>-1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2">
            <text:p>SRR-4512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4965.0">
            <text:p>49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7">
            <text:p>-1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97501">
            <text:p>Beta-97501</text:p>
          </table:table-cell>
          <table:table-cell office:value-type="float" office:value="53.57">
            <text:p>53.57</text:p>
          </table:table-cell>
          <table:table-cell office:value-type="float" office:value="-3.02">
            <text:p>-3.02</text:p>
          </table:table-cell>
          <table:table-cell office:value-type="float" office:value="7960.0">
            <text:p>796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9">
            <text:p>-9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Etal2004,ShennanEtal2018">
            <text:p>TooleyEtal200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3">
            <text:p>SRR-4513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5465.0">
            <text:p>5465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3">
            <text:p>-2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514">
            <text:p>SRR-4514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6680.0">
            <text:p>66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40">
            <text:p>HV-12540</text:p>
          </table:table-cell>
          <table:table-cell office:value-type="float" office:value="53.56">
            <text:p>53.56</text:p>
          </table:table-cell>
          <table:table-cell office:value-type="float" office:value="-3.02">
            <text:p>-3.02</text:p>
          </table:table-cell>
          <table:table-cell office:value-type="float" office:value="6870.0">
            <text:p>6870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49">
            <text:p>HV-8649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6050.0">
            <text:p>6050.0</text:p>
          </table:table-cell>
          <table:table-cell office:value-type="float" office:value="80.0">
            <text:p>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50">
            <text:p>HV-8650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6210.0">
            <text:p>621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9">
            <text:p>-2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8651">
            <text:p>HV-8651</text:p>
          </table:table-cell>
          <table:table-cell office:value-type="float" office:value="53.57">
            <text:p>53.57</text:p>
          </table:table-cell>
          <table:table-cell office:value-type="float" office:value="-3.17">
            <text:p>-3.17</text:p>
          </table:table-cell>
          <table:table-cell office:value-type="float" office:value="5985.0">
            <text:p>5985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85,ShennanEtal2018">
            <text:p>Tooley1985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4641">
            <text:p>SRR-4641</text:p>
          </table:table-cell>
          <table:table-cell office:value-type="float" office:value="53.39">
            <text:p>53.39</text:p>
          </table:table-cell>
          <table:table-cell office:value-type="float" office:value="-3.14">
            <text:p>-3.14</text:p>
          </table:table-cell>
          <table:table-cell office:value-type="float" office:value="7805.0">
            <text:p>780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7">
            <text:p>-8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847">
            <text:p>HV-3847</text:p>
          </table:table-cell>
          <table:table-cell office:value-type="float" office:value="53.57">
            <text:p>53.57</text:p>
          </table:table-cell>
          <table:table-cell office:value-type="float" office:value="-3.02">
            <text:p>-3.02</text:p>
          </table:table-cell>
          <table:table-cell office:value-type="float" office:value="5615.0">
            <text:p>5615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312">
            <text:p>GU-1312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4315.0">
            <text:p>43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1">
            <text:p>-1.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12538">
            <text:p>HV-12538</text:p>
          </table:table-cell>
          <table:table-cell office:value-type="float" office:value="53.56">
            <text:p>53.56</text:p>
          </table:table-cell>
          <table:table-cell office:value-type="float" office:value="-3.01">
            <text:p>-3.01</text:p>
          </table:table-cell>
          <table:table-cell office:value-type="float" office:value="6435.0">
            <text:p>6435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6">
            <text:p>-3.6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uddartEtal1992,ShennanEtal2018">
            <text:p>HuddartEtal199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099">
            <text:p>Beta-173099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5940.0">
            <text:p>5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693">
            <text:p>SRR-2693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4620.0">
            <text:p>462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4">
            <text:p>-1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694">
            <text:p>SRR-2694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3">
            <text:p>HV-2683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5565.0">
            <text:p>5565.0</text:p>
          </table:table-cell>
          <table:table-cell office:value-type="float" office:value="205.0">
            <text:p>2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2929">
            <text:p>SRR-2929</text:p>
          </table:table-cell>
          <table:table-cell office:value-type="float" office:value="53.4">
            <text:p>53.4</text:p>
          </table:table-cell>
          <table:table-cell office:value-type="float" office:value="-3.15">
            <text:p>-3.15</text:p>
          </table:table-cell>
          <table:table-cell office:value-type="float" office:value="5120.0">
            <text:p>51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owellInnes1994,ShennanEtal2018">
            <text:p>CowellInnes1994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GU-1271">
            <text:p>GU-1271</text:p>
          </table:table-cell>
          <table:table-cell office:value-type="float" office:value="53.41">
            <text:p>53.41</text:p>
          </table:table-cell>
          <table:table-cell office:value-type="float" office:value="-3.15">
            <text:p>-3.15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9">
            <text:p>-0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574">
            <text:p>SRR-1574</text:p>
          </table:table-cell>
          <table:table-cell office:value-type="float" office:value="53.41">
            <text:p>53.41</text:p>
          </table:table-cell>
          <table:table-cell office:value-type="float" office:value="-3.1">
            <text:p>-3.1</text:p>
          </table:table-cell>
          <table:table-cell office:value-type="float" office:value="2620.0">
            <text:p>26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5">
            <text:p>-0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2685">
            <text:p>HV-2685</text:p>
          </table:table-cell>
          <table:table-cell office:value-type="float" office:value="53.28">
            <text:p>53.28</text:p>
          </table:table-cell>
          <table:table-cell office:value-type="float" office:value="-2.77">
            <text:p>-2.77</text:p>
          </table:table-cell>
          <table:table-cell office:value-type="float" office:value="5250.0">
            <text:p>5250.0</text:p>
          </table:table-cell>
          <table:table-cell office:value-type="float" office:value="385.0">
            <text:p>3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8">
            <text:p>-3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494">
            <text:p>SRR-1494</text:p>
          </table:table-cell>
          <table:table-cell office:value-type="float" office:value="53.41">
            <text:p>53.41</text:p>
          </table:table-cell>
          <table:table-cell office:value-type="float" office:value="-3.14">
            <text:p>-3.14</text:p>
          </table:table-cell>
          <table:table-cell office:value-type="float" office:value="6420.0">
            <text:p>64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6">
            <text:p>-3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nna1986,ShennanEtal2018">
            <text:p>Kenna1986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5">
            <text:p>Beta-173725</text:p>
          </table:table-cell>
          <table:table-cell office:value-type="float" office:value="53.29">
            <text:p>53.29</text:p>
          </table:table-cell>
          <table:table-cell office:value-type="float" office:value="-2.79">
            <text:p>-2.79</text:p>
          </table:table-cell>
          <table:table-cell office:value-type="float" office:value="6410.0">
            <text:p>64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5">
            <text:p>-5.8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SRR-1575">
            <text:p>SRR-1575</text:p>
          </table:table-cell>
          <table:table-cell office:value-type="float" office:value="53.41">
            <text:p>53.41</text:p>
          </table:table-cell>
          <table:table-cell office:value-type="float" office:value="-3.1">
            <text:p>-3.1</text:p>
          </table:table-cell>
          <table:table-cell office:value-type="float" office:value="4700.0">
            <text:p>470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HV-3358">
            <text:p>HV-3358</text:p>
          </table:table-cell>
          <table:table-cell office:value-type="float" office:value="53.57">
            <text:p>53.57</text:p>
          </table:table-cell>
          <table:table-cell office:value-type="float" office:value="-3.03">
            <text:p>-3.03</text:p>
          </table:table-cell>
          <table:table-cell office:value-type="float" office:value="6050.0">
            <text:p>605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2">
            <text:p>Beta-173722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7350.0">
            <text:p>7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100">
            <text:p>Beta-173100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800.0">
            <text:p>8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4">
            <text:p>Beta-173724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3220.0">
            <text:p>3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6">
            <text:p>-1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  <table:table-row>
          <table:table-cell office:value-type="string" office:value="Liverpool">
            <text:p>Liverpool</text:p>
          </table:table-cell>
          <table:table-cell office:value-type="string" office:value="radiocarbon">
            <text:p>radiocarbon</text:p>
          </table:table-cell>
          <table:table-cell office:value-type="string" office:value="Beta-173723">
            <text:p>Beta-173723</text:p>
          </table:table-cell>
          <table:table-cell office:value-type="float" office:value="53.28">
            <text:p>53.28</text:p>
          </table:table-cell>
          <table:table-cell office:value-type="float" office:value="-2.78">
            <text:p>-2.78</text:p>
          </table:table-cell>
          <table:table-cell office:value-type="float" office:value="6800.0">
            <text:p>68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8">
            <text:p>-5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ilsonEtal2005,WilsonLamb2012,ShennanEtal2018">
            <text:p>WilsonEtal2005,WilsonLamb201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